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8pt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8pt" officeooo:rsid="00283ce7" officeooo:paragraph-rsid="00283ce7" style:font-size-asian="15.75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8pt" fo:font-weight="bold" officeooo:rsid="00283ce7" officeooo:paragraph-rsid="00283c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283ce7" officeooo:paragraph-rsid="00283ce7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2pt" officeooo:rsid="00283ce7" officeooo:paragraph-rsid="00283ce7" style:font-size-asian="12pt" style:font-size-complex="12pt"/>
    </style:style>
    <style:style style:name="P7" style:family="paragraph" style:parent-style-name="Standard" style:master-page-name="First_20_Page">
      <style:paragraph-properties fo:text-align="end" style:justify-single-word="false" style:page-number="auto"/>
      <style:text-properties style:font-name="Liberation Serif" fo:font-size="18pt" style:font-size-asian="15.75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24pt" officeooo:rsid="0052861c" officeooo:paragraph-rsid="0052861c" style:font-size-asian="21pt" style:font-size-complex="2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fo:font-style="italic" officeooo:rsid="0052861c" officeooo:paragraph-rsid="0052861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Liberation Serif" fo:font-size="12pt" fo:font-style="normal" fo:font-weight="normal" officeooo:rsid="002fbd2c" officeooo:paragraph-rsid="004f40a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6">
      <style:text-properties style:font-name="Liberation Serif" fo:font-size="12pt" fo:font-style="normal" fo:font-weight="normal" officeooo:rsid="0058e825" officeooo:paragraph-rsid="0058e82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fo:font-weight="normal" officeooo:paragraph-rsid="004f40a7"/>
    </style:style>
    <style:style style:name="P13" style:family="paragraph" style:parent-style-name="Standard" style:list-style-name="L5">
      <style:text-properties style:font-name="Liberation Serif" fo:font-size="12pt" fo:font-style="italic" fo:font-weight="normal" officeooo:rsid="002fbd2c" officeooo:paragraph-rsid="004f40a7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Liberation Serif" fo:font-size="16pt" fo:font-style="normal" fo:font-weight="bold" officeooo:rsid="002cb4d9" officeooo:paragraph-rsid="00439ce1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style:font-name="Liberation Serif" fo:font-size="16pt" fo:font-style="normal" fo:font-weight="bold" officeooo:rsid="0052f6bb" officeooo:paragraph-rsid="0052f6bb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text-properties style:font-name="Liberation Serif" fo:font-size="16pt" fo:font-style="normal" fo:font-weight="bold" officeooo:rsid="002fbd2c" officeooo:paragraph-rsid="004f40a7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style:font-name="Liberation Serif" fo:font-size="16pt" fo:font-style="normal" fo:font-weight="bold" officeooo:rsid="005ab94a" officeooo:paragraph-rsid="005ab94a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style:font-name="Liberation Serif" fo:font-size="10pt" fo:font-style="normal" fo:font-weight="normal" officeooo:rsid="00424b95" officeooo:paragraph-rsid="00439ce1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officeooo:paragraph-rsid="004f40a7"/>
    </style:style>
    <style:style style:name="P20" style:family="paragraph" style:parent-style-name="Standard" style:list-style-name="L4">
      <style:text-properties fo:font-style="italic" officeooo:paragraph-rsid="004f40a7" style:font-style-asian="italic" style:font-style-complex="italic"/>
    </style:style>
    <style:style style:name="P21" style:family="paragraph" style:parent-style-name="Standard" style:list-style-name="L5">
      <style:text-properties officeooo:paragraph-rsid="004f40a7"/>
    </style:style>
    <style:style style:name="P22" style:family="paragraph" style:parent-style-name="Standard">
      <style:text-properties officeooo:paragraph-rsid="00577e52"/>
    </style:style>
    <style:style style:name="P23" style:family="paragraph" style:parent-style-name="Standard">
      <style:text-properties style:font-name="Liberation Serif"/>
    </style:style>
    <style:style style:name="P24" style:family="paragraph" style:parent-style-name="Standard">
      <style:text-properties style:font-name="Liberation Serif" officeooo:paragraph-rsid="00577e52"/>
    </style:style>
    <style:style style:name="P25" style:family="paragraph" style:parent-style-name="Standard" style:master-page-name="Standard">
      <style:paragraph-properties style:page-number="1" fo:break-before="page"/>
      <style:text-properties fo:font-size="16pt" officeooo:paragraph-rsid="0052f6bb" style:font-size-asian="16pt" style:font-size-complex="16pt"/>
    </style:style>
    <style:style style:name="P26" style:family="paragraph" style:parent-style-name="Standard">
      <style:paragraph-properties fo:break-before="page"/>
      <style:text-properties style:font-name="Liberation Serif" fo:font-size="16pt" fo:font-style="normal" fo:font-weight="bold" officeooo:rsid="002fbd2c" officeooo:paragraph-rsid="004f40a7" style:font-size-asian="16pt" style:font-style-asian="normal" style:font-weight-asian="bold" style:font-size-complex="16pt" style:font-style-complex="normal" style:font-weight-complex="bold"/>
    </style:style>
    <style:style style:name="P27" style:family="paragraph">
      <loext:graphic-properties draw:fill-color="#0066b3"/>
    </style:style>
    <style:style style:name="P28" style:family="paragraph">
      <loext:graphic-properties draw:fill-color="#87d1d1"/>
    </style:style>
    <style:style style:name="T1" style:family="text">
      <style:text-properties fo:font-weight="bold" officeooo:rsid="0052861c" style:font-weight-asian="bold" style:font-weight-complex="bold"/>
    </style:style>
    <style:style style:name="T2" style:family="text">
      <style:text-properties style:text-position="super 58%" officeooo:rsid="0052861c"/>
    </style:style>
    <style:style style:name="T3" style:family="text">
      <style:text-properties style:font-name="Liberation Serif" fo:font-size="12pt" fo:font-style="normal" fo:font-weight="normal" officeooo:rsid="002fbd2c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weight="normal" officeooo:rsid="002fbd2c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style="italic" fo:font-weight="normal" officeooo:rsid="002fbd2c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Liberation Serif" fo:font-style="normal" fo:font-weight="bold" officeooo:rsid="0052f6bb" style:font-style-asian="normal" style:font-weight-asian="bold" style:font-style-complex="normal" style:font-weight-complex="bold"/>
    </style:style>
    <style:style style:name="T7" style:family="text">
      <style:text-properties style:font-name="Liberation Serif" fo:font-style="normal" fo:font-weight="bold" officeooo:rsid="002fbd2c" style:font-style-asian="normal" style:font-weight-asian="bold" style:font-style-complex="normal" style:font-weight-complex="bold"/>
    </style:style>
    <style:style style:name="T8" style:family="text">
      <style:text-properties style:font-name="Liberation Serif" fo:font-size="16pt" fo:font-style="normal" fo:font-weight="bold" officeooo:rsid="002fbd2c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style:font-name="Liberation Serif" fo:font-size="16pt" fo:font-style="normal" fo:font-weight="bold" officeooo:rsid="005ab94a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officeooo:rsid="0052861c"/>
    </style:style>
    <style:style style:name="T11" style:family="text">
      <style:text-properties fo:font-weight="normal" officeooo:rsid="005c282d" style:font-weight-asian="normal" style:font-weight-complex="normal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officeooo:rsid="002fbd2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font-name="Liberation Serif" fo:letter-spacing="normal" style:font-size-asian="12pt" style:font-size-complex="12pt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96cf" style:text-line-through-style="none" style:text-line-through-type="none" style:font-name="Whitney" fo:font-size="11.25pt" fo:letter-spacing="normal" fo:font-style="normal" style:text-underline-style="none" fo:font-weight="normal" style:text-blinking="false" loext:padding="0cm" loext:border="none"/>
    </style:style>
    <style:style style:name="T19" style:family="text">
      <style:text-properties fo:font-variant="normal" fo:text-transform="none" fo:color="#0096cf" style:text-line-through-style="none" style:text-line-through-type="none" style:font-name="Whitney" fo:font-size="11.25pt" fo:letter-spacing="normal" fo:font-style="normal" style:text-underline-style="none" fo:font-weight="normal" officeooo:rsid="002fbd2c" style:text-blinking="false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T20" style:family="text">
      <style:text-properties fo:font-variant="normal" fo:text-transform="none" fo:color="#0096cf" style:text-line-through-style="none" style:text-line-through-type="none" style:font-name="Whitney" fo:font-size="11.25pt" fo:letter-spacing="normal" fo:font-style="normal" style:text-underline-style="none" fo:font-weight="normal" officeooo:rsid="005c282d" style:text-blinking="false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96cf" style:text-line-through-style="none" style:text-line-through-type="none" style:font-name="Whitney" fo:font-size="12pt" fo:letter-spacing="normal" fo:font-style="normal" style:text-underline-style="none" fo:font-weight="normal" officeooo:rsid="005c282d" style:text-blinking="false" style:font-size-asian="12pt" style:font-weight-asian="normal" style:font-size-complex="12pt" style:font-weight-complex="normal" loext:padding="0cm" loext:border="none"/>
    </style:style>
    <style:style style:name="T22" style:family="text">
      <style:text-properties officeooo:rsid="002fbd2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fo:font-weight="normal" officeooo:rsid="005c282d" style:font-size-asian="12pt" style:font-weight-asian="normal" style:font-size-complex="12pt" style:font-weight-complex="normal"/>
    </style:style>
    <style:style style:name="T26" style:family="text">
      <style:text-properties officeooo:rsid="005c28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fill-color="#0066b3" draw:textarea-horizontal-align="justify" draw:textarea-vertical-align="middle" draw:auto-grow-height="false" fo:min-height="24.871cm" fo:min-width="1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87d1d1" draw:textarea-horizontal-align="justify" draw:textarea-vertical-align="middle" draw:auto-grow-height="false" fo:min-height="7.87cm" fo:min-width="3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4.013cm" fo:min-width="3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Shape1" draw:style-name="gr1" draw:text-style-name="P27" svg:width="1.544cm" svg:height="24.872cm" svg:x="-1.05cm" svg:y="-0.053cm"><text:p/><draw:enhanced-geometry svg:viewBox="0 0 21600 21600" draw:type="rectangle" draw:enhanced-path="M 0 0 L 21600 0 21600 21600 0 21600 0 0 Z N"/></draw:custom-shape><text:tab/><text:tab/><text:tab/><text:span text:style-name="T10">January 8</text:span><text:span text:style-name="T2">th</text:span><text:span text:style-name="T10">, 201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draw:custom-shape text:anchor-type="paragraph" draw:z-index="1" draw:name="Shape2" draw:style-name="gr2" draw:text-style-name="P28" svg:width="3.594cm" svg:height="7.871cm" svg:x="-0.079cm" svg:y="0.152cm"><text:p/><draw:enhanced-geometry svg:viewBox="0 0 21600 21600" draw:type="rectangle" draw:enhanced-path="M 0 0 L 21600 0 21600 21600 0 21600 0 0 Z N"/></draw:custom-shape>APPD1001</text:p>
      <text:p text:style-name="P3"><text:s/><text:span text:style-name="T10">In Class Activity 1</text:span></text:p>
      <text:p text:style-name="P9">Questions 1 - 9</text:p>
      <text:p text:style-name="P5"/>
      <text:p text:style-name="P5"/>
      <text:p text:style-name="P5"/>
      <text:p text:style-name="P4"><draw:custom-shape text:anchor-type="paragraph" draw:z-index="2" draw:name="Shape3" draw:style-name="gr3" svg:width="3.55cm" svg:height="4.014cm" svg:x="2.787cm" svg:y="0.034cm"><text:p/><draw:enhanced-geometry svg:viewBox="0 0 21600 21600" draw:type="rectangle" draw:enhanced-path="M 0 0 L 21600 0 21600 21600 0 21600 0 0 Z N"/></draw:custom-shape>Kai Sawler <text:span text:style-name="T10">&amp; Morgan Sheridan</text:span></text:p>
      <text:p text:style-name="P6">NSCC</text:p>
      <text:p text:style-name="P6">Instructor: <text:span text:style-name="T1">Sharla Rolfe-Hunter</text:span></text:p>
      <text:p text:style-name="P14"/>
      <text:p text:style-name="P18"/>
      <text:p text:style-name="P25"><text:span text:style-name="T6">1.<text:tab/></text:span><text:span text:style-name="T7">What is User Interface Design &amp; Development</text:span></text:p>
      <text:p text:style-name="P10"><text:tab/>https://www.usability.gov/what-and-why/user-interface-design.html</text:p>
      <text:p text:style-name="P10"><text:tab/></text:p>
      <text:p text:style-name="P10"><text:tab/>User Interface (Also known as UI) Design consists of the concepts and ideas behind knowing <text:tab/>and ensuring end-users can easily and efficiently operate and understand the interface. This <text:tab/>includes the storyboarding/designing of a UI, creating prototypes of the UI, and seeking <text:tab/>feedback at most stages with multiple potential end-users to ensure maximum performance <text:tab/>quality.</text:p>
      <text:p text:style-name="P10"><text:tab/></text:p>
      <text:p text:style-name="P15">2.<text:tab/><text:span text:style-name="T13">Explain the difference between UI and UX.</text:span></text:p>
      <text:p text:style-name="P19"><text:span text:style-name="T3"><text:tab/></text:span><text:span text:style-name="T23">https://www.usertesting.com/blog/2016/04/27/ui-vs-ux/ </text:span></text:p>
      <text:p text:style-name="P10"/>
      <text:p text:style-name="P12"><text:span text:style-name="T22"><text:tab/></text:span><text:span text:style-name="T16">The difference between UI and UX is: User interface is the screens and buttons and visual tools <text:tab/>on a device that the user interacts with. User Experience is how the user feels when using your <text:tab/>product, if your UI is bad your UX will probably also be bad, but just because your UX is bad <text:tab/>doesn't always mean your UI is. </text:span></text:p>
      <text:p text:style-name="P10"><text:tab/></text:p>
      <text:p text:style-name="P15">3.<text:tab/><text:span text:style-name="T13">List five useful Tutorials/Websites for learning User Interface <text:tab/>Design &amp; Development:</text:span></text:p>
      <text:list xml:id="list353778947" text:style-name="L4">
        <text:list-item>
          <text:p text:style-name="P20"><text:span text:style-name="T4">https://www.udemy.com/courses/search/?q=User%20Interface&amp;src=ukw</text:span></text:p>
        </text:list-item>
        <text:list-item>
          <text:p text:style-name="P20"><text:span text:style-name="T4">https://careerfoundry.com/en/courses/become-a-ui-designer?gclid=EAIaIQobChMIjM_9m7_I2AIVBLXACh2PTgdgEAAYAyAAEgIQRvD_BwE</text:span></text:p>
        </text:list-item>
        <text:list-item>
          <text:p text:style-name="P20"><text:span text:style-name="T4">https://www.lynda.com/Interactive-training-tutorials/93-0.html</text:span></text:p>
        </text:list-item>
        <text:list-item>
          <text:p text:style-name="P20"><text:span text:style-name="T4">https://www.coursera.org/specializations/user-interface-design</text:span></text:p>
        </text:list-item>
        <text:list-item>
          <text:p text:style-name="P20"><text:span text:style-name="T4">https://learnui.design/</text:span></text:p>
        </text:list-item>
      </text:list>
      <text:p text:style-name="P10"><text:tab/></text:p>
      <text:p text:style-name="P10"><text:tab/>I (Kai) have personally used Lynda, Udemy and Career Foundry, and found all three to be great resources.</text:p>
      <text:p text:style-name="P10"><text:tab/></text:p>
      <text:p text:style-name="P16">4. <text:tab/>What are the different categories or job titles for User Interface <text:tab/>Design &amp; Development?</text:p>
      <text:p text:style-name="P19"><text:span text:style-name="T19"><text:tab/></text:span><text:span text:style-name="T23">https://www.jobbank.gc.ca/job_titles-eng.do?area=27234&amp;lang=eng&amp;noc=2174&amp;backurl=<text:tab/>%2Freport-eng.do%3Farea%3D27234%26lang%3Deng%26noc%3D2174%26source<text:tab/>%3Dallnoc&amp;source=allnoc</text:span></text:p>
      <text:p text:style-name="P16"/>
      <text:p text:style-name="P19"><text:span text:style-name="T3"><text:tab/></text:span><text:span text:style-name="T17">Some categories of user interface jobs are: Graphical User Interface design, Graphical User <text:tab/>Interface Development, PC(personal computer) application developer.</text:span></text:p>
      <text:p text:style-name="P10"><text:tab/></text:p>
      <text:p text:style-name="P16"/>
      <text:p text:style-name="P26">5.<text:tab/>List the certifications available for User Interface Design &amp; <text:tab/>Development Careers:</text:p>
      <text:p text:style-name="P10"><text:tab/></text:p>
      <text:p text:style-name="Standard"><text:span text:style-name="T3"><text:tab/></text:span><text:span text:style-name="T23">Tufts University HCI certifaction program:</text:span></text:p>
      <text:p text:style-name="P22"><text:span text:style-name="T23"><text:tab/><text:tab/>http://www.cs.tufts.edu/Other-Graduate-Programs/hci-certificate-program.html</text:span></text:p>
      <text:p text:style-name="P23"><text:tab/>San Francisco State University: Mobile UX/UI Design Intensive Certificate :<text:tab/><text:tab/><text:tab/><text:tab/><text:tab/>https://www.usertesting.com/blog/2014/10/06/ux-certification-programs/</text:p>
      <text:p text:style-name="P24"><text:tab/>Iowa State University HCI gradute certifaction:</text:p>
      <text:p text:style-name="P22"><text:span text:style-name="T23"><text:tab/><text:tab/>https://www.elo.iastate.edu/graduate-certificates/human-computer-interaction-graduate-</text:span><text:span text:style-name="T23"><text:tab/><text:tab/><text:tab/>certificate-online/ </text:span></text:p>
      <text:p text:style-name="P19"/>
      <text:p text:style-name="P16">6.<text:tab/>What tools are available for User Interface Design &amp; Development <text:tab/>professionals?</text:p>
      <text:p text:style-name="P10"><text:tab/>http://www.tripwiremagazine.com/user-interface-design-tools/</text:p>
      <text:p text:style-name="P10"><text:tab/>https://ux.walkme.com/5-user-interface-design-tools-must/</text:p>
      <text:p text:style-name="P10"><text:tab/></text:p>
      <text:p text:style-name="P10"><text:tab/>Adobe Design Suite (Photoshop, and Illustrator), Sketch 3, GitHub (Source Control!), Flinto <text:tab/>(iOS), ForeUI, LivePipe UI, DesignerVista and Napkee are all very similar programs/tools that <text:tab/>can be easily used for creating various simple and effective User Interfaces. Other tools include <text:tab/>'iPhone Mockup', 'Android Asset Studio', 'MockFlow', as well as regular development tools <text:tab/>such as Notepad++, mobile devices/tablets and personal computers.</text:p>
      <text:p text:style-name="P10"><text:tab/></text:p>
      <text:p text:style-name="P16">7.<text:tab/>List the people skills required for User Interface Design &amp; <text:tab/>Development jobs:</text:p>
      <text:p text:style-name="Standard"><text:span text:style-name="T3"><text:tab/></text:span><text:span text:style-name="T23">http://gdusa.com/designwire/must-have-skills-for-ux-and-ui-professionals </text:span></text:p>
      <text:p text:style-name="P23"/>
      <text:list xml:id="list870041507" text:style-name="L6">
        <text:list-item>
          <text:p text:style-name="P11">Communication</text:p>
        </text:list-item>
        <text:list-item>
          <text:p text:style-name="P11">Collaboration</text:p>
        </text:list-item>
        <text:list-item>
          <text:p text:style-name="P11">Leadership</text:p>
        </text:list-item>
        <text:list-item>
          <text:p text:style-name="P11">Incite into Userbase</text:p>
        </text:list-item>
        <text:list-item>
          <text:p text:style-name="P11">Teamwork/Teambuilding</text:p>
        </text:list-item>
      </text:list>
      <text:p text:style-name="P10"><text:tab/></text:p>
      <text:p text:style-name="P16">8.<text:tab/>What formal training is available or required for User Interface <text:tab/>Design &amp; Development jobs?</text:p>
      <text:p text:style-name="P10"><text:tab/>https://ca.indeed.com/User-Interface-Designer-jobs-in-Toronto,-ON</text:p>
      <text:p text:style-name="P10"><text:tab/></text:p>
      <text:p text:style-name="P10"><text:tab/></text:p>
      <text:p text:style-name="P10"><text:tab/>Based on various ads for UID&amp;D careers and jobs across the Internet, I've found the following <text:tab/>skills and.or courses to be requirements/boons for the industry:</text:p>
      <text:list xml:id="list2994670451" text:style-name="L5">
        <text:list-item>
          <text:p text:style-name="P21"><text:span text:style-name="T5">University Degree or Certification in User Experience-related field</text:span></text:p>
        </text:list-item>
        <text:list-item>
          <text:p text:style-name="P21"><text:span text:style-name="T5">3+ years of UI/UE experience, 5+ preferred.</text:span></text:p>
        </text:list-item>
        <text:list-item>
          <text:p text:style-name="P13">Proficiencies in HTML5 &amp; CSS</text:p>
        </text:list-item>
        <text:list-item>
          <text:p text:style-name="P21"><text:span text:style-name="T5">Experience in Adobe Creative Suite (Illustrator &amp; Photoshop)</text:span></text:p>
        </text:list-item>
      </text:list>
      <text:p text:style-name="P10"><text:tab/><text:tab/></text:p>
      <text:p text:style-name="P10"><text:soft-page-break/><text:tab/>As such, I'd look for University BCS in Computer Sciences, with specialization in UI/UE; <text:tab/>Courses/Certifications in Adobe Creative Suite, Photoshop, or other high-level digital designing <text:tab/>tools; and courses in HTML5 and CSS basics. Most of these courses (especially at colleges like <text:tab/>NSCC!) can take 6-12 months worth of related courses, as well as work placements can help get <text:tab/>the required/recommended experience in the industry.</text:p>
      <text:p text:style-name="P10"><text:tab/></text:p>
      <text:p text:style-name="P16">9.<text:tab/>What is the salary range for User Interface Design &amp; Development <text:tab/>jobs?</text:p>
      <text:p text:style-name="P10"><text:tab/>https://www.payscale.com/research/CA/Job=User_Interface_Designer/Salary</text:p>
      <text:p text:style-name="P10"><text:tab/>https://www.glassdoor.ca/Salaries/user-interface-designer-salary-SRCH_KO0,23.htm</text:p>
      <text:p text:style-name="P10"><text:tab/></text:p>
      <text:p text:style-name="P10"><text:tab/>From initial research, the average (median) yearly salary for UI Designers/Developers is <text:tab/><text:span text:style-name="T14">$52,033 CAD</text:span>; with the average range being between <text:span text:style-name="T15">46,000 CAD</text:span><text:span text:style-name="T14"> </text:span>and <text:span text:style-name="T15">65,000 CAD</text:span>. The <text:tab/>general range is between <text:span text:style-name="T14">$38,710 CAD</text:span> and <text:span text:style-name="T14">$80,403 CAD</text:span> for most linked jobs.</text:p>
      <text:p text:style-name="P10"/>
      <text:p text:style-name="P17">10.<text:tab/>Find a URL for a User Interface Design &amp; Development job in <text:tab/>Nova Scotia:</text:p>
      <text:p text:style-name="P17"/>
      <text:p text:style-name="Standard"><text:span text:style-name="T23"><text:tab/>https://www.applytracking.com/track.aspx/16eWo?codes=1-INDEED</text:span></text:p>
      <text:p text:style-name="Standard"><text:span text:style-name="T23"><text:tab/>https://ca.indeed.com/jobs?q=User+Interface&amp;l=NS&amp;start=1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1"><text:page-number text:select-page="current">1</text:page-number></text:p>
      </style:footer-first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20:15:30.910000000</meta:creation-date>
    <dc:date>2018-01-08T10:28:28.409000000</dc:date>
    <meta:editing-duration>PT2H42M34S</meta:editing-duration>
    <meta:editing-cycles>46</meta:editing-cycles>
    <meta:generator>LibreOffice/5.4.2.2$Windows_x86 LibreOffice_project/22b09f6418e8c2d508a9eaf86b2399209b0990f4</meta:generator>
    <meta:document-statistic meta:table-count="0" meta:image-count="0" meta:object-count="0" meta:page-count="5" meta:paragraph-count="73" meta:word-count="579" meta:character-count="5049" meta:non-whitespace-character-count="4457"/>
  </office:meta>
</office:document-meta>
</file>